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Consolas, source-code-pro, monospace, 'courier new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  <style:text-properties fo:font-variant="normal" fo:text-transform="none" fo:color="#29303b" style:font-name="sf pro text" fo:font-size="13.5pt" fo:letter-spacing="normal" fo:font-style="normal" fo:font-weight="normal" loext:padding="0in" loext:border="none"/>
    </style:style>
    <style:style style:name="P2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margin-top="0in" fo:margin-bottom="0.2083in" loext:contextual-spacing="false" fo:orphans="2" fo:widows="2" fo:text-indent="0in" style:auto-text-indent="false" fo:padding="0in" fo:border="none"/>
    </style:style>
    <style:style style:name="P4" style:family="paragraph" style:parent-style-name="Standard">
      <style:paragraph-properties fo:margin-left="0in" fo:margin-right="0in" fo:margin-top="0in" fo:margin-bottom="0.25in" loext:contextual-spacing="false" fo:line-height="128%" fo:orphans="2" fo:widows="2" fo:text-indent="0in" style:auto-text-indent="false"/>
      <style:text-properties fo:font-variant="normal" fo:text-transform="none" fo:color="#29303b" style:font-name="sf pro text" fo:font-size="27pt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margin-top="0in" fo:margin-bottom="0.1043in" loext:contextual-spacing="false" fo:line-height="143%" fo:orphans="2" fo:widows="2" fo:text-indent="0in" style:auto-text-indent="false" fo:padding="0in" fo:border="none"/>
      <style:text-properties fo:font-variant="normal" fo:text-transform="none" fo:color="#505763" style:font-name="Monaco" fo:font-size="9pt" fo:letter-spacing="normal" fo:font-style="normal" fo:font-weight="normal" loext:padding="0in" loext:border="none"/>
    </style:style>
    <style:style style:name="T1" style:family="text">
      <style:text-properties fo:color="#29303b"/>
    </style:style>
    <style:style style:name="T2" style:family="text">
      <style:text-properties fo:font-variant="normal" fo:text-transform="none" fo:color="#29303b" style:font-name="sf pro text" fo:font-size="13.5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29303b" style:font-name="sf pro text" fo:font-size="13.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ec5252" style:font-name="sfmono-regular" fo:font-size="12pt" fo:letter-spacing="normal" fo:font-style="normal" fo:font-weight="normal" fo:background-color="#f2f3f5" loext:char-shading-value="0" loext:padding-left="0.0417in" loext:padding-right="0.0417in" loext:padding-top="0.0209in" loext:padding-bottom="0.0209in" loext:border="0.06pt solid #dedfe0"/>
    </style:style>
    <style:style style:name="T5" style:family="text">
      <style:text-properties fo:font-variant="normal" fo:text-transform="none" fo:color="#ec5252" style:font-name="sfmono-regular" fo:font-size="12pt" fo:letter-spacing="normal" fo:font-style="normal" fo:font-weight="bold" fo:background-color="#f2f3f5" loext:char-shading-value="0" loext:padding-left="0.0417in" loext:padding-right="0.0417in" loext:padding-top="0.0209in" loext:padding-bottom="0.0209in" loext:border="0.06pt solid #dedfe0"/>
    </style:style>
    <style:style style:name="T6" style:family="text">
      <style:text-properties fo:color="#b35a1b"/>
    </style:style>
    <style:style style:name="T7" style:family="text">
      <style:text-properties fo:color="#46c28e"/>
    </style:style>
    <style:style style:name="T8" style:family="text">
      <style:text-properties fo:color="#cacbcc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mise States &amp; "finally"</text:p>
      <text:p text:style-name="P1">You learned about the different promise states:</text:p>
      <text:list xml:id="list3180645310" text:style-name="L1">
        <text:list-item>
          <text:p text:style-name="P3"><text:span text:style-name="Strong_20_Emphasis"><text:span text:style-name="T2">PENDING</text:span></text:span><text:span text:style-name="T3"> =&gt; Promise is doing work, neither </text:span><text:span text:style-name="Source_20_Text"><text:span text:style-name="T4">then()</text:span></text:span><text:span text:style-name="T3"> nor </text:span><text:span text:style-name="Source_20_Text"><text:span text:style-name="T4">catch()</text:span></text:span><text:span text:style-name="T3"> executes at this moment</text:span></text:p>
        </text:list-item>
        <text:list-item>
          <text:p text:style-name="P3"><text:span text:style-name="Strong_20_Emphasis"><text:span text:style-name="T2">RESOLVED</text:span></text:span><text:span text:style-name="T3"> =&gt; Promise is resolved =&gt; </text:span><text:span text:style-name="Source_20_Text"><text:span text:style-name="T4">then()</text:span></text:span><text:span text:style-name="T3"> executes</text:span></text:p>
        </text:list-item>
        <text:list-item>
          <text:p text:style-name="P3"><text:span text:style-name="Strong_20_Emphasis"><text:span text:style-name="T2">REJECTED</text:span></text:span><text:span text:style-name="T3">  =&gt; Promise was rejected =&gt; </text:span><text:span text:style-name="Source_20_Text"><text:span text:style-name="T4">catch()</text:span></text:span><text:span text:style-name="T3"> executes</text:span></text:p>
        </text:list-item>
      </text:list>
      <text:p text:style-name="P2"><text:span text:style-name="T3">When you have another </text:span><text:span text:style-name="Source_20_Text"><text:span text:style-name="T4">then()</text:span></text:span><text:span text:style-name="T3"> block after a </text:span><text:span text:style-name="Source_20_Text"><text:span text:style-name="T4">catch()</text:span></text:span><text:span text:style-name="T3"> or </text:span><text:span text:style-name="Source_20_Text"><text:span text:style-name="T4">then()</text:span></text:span><text:span text:style-name="T3"> block, the promise re-enters </text:span><text:span text:style-name="Strong_20_Emphasis"><text:span text:style-name="T2">PENDING</text:span></text:span><text:span text:style-name="T3"> mode (keep in mind: </text:span><text:span text:style-name="Source_20_Text"><text:span text:style-name="T4">then()</text:span></text:span><text:span text:style-name="T3"> and </text:span><text:span text:style-name="Source_20_Text"><text:span text:style-name="T4">catch()</text:span></text:span><text:span text:style-name="T3"> always return a new promise - either not resolving to anything or resolving to what you </text:span><text:span text:style-name="Source_20_Text"><text:span text:style-name="T4">return</text:span></text:span><text:span text:style-name="T3"> inside of </text:span><text:span text:style-name="Source_20_Text"><text:span text:style-name="T4">then()</text:span></text:span><text:span text:style-name="T3">). Only if there are no more </text:span><text:span text:style-name="Source_20_Text"><text:span text:style-name="T4">then()</text:span></text:span><text:span text:style-name="T3"> blocks left, it enters a new, final mode: </text:span><text:span text:style-name="Strong_20_Emphasis"><text:span text:style-name="T2">SETTLED</text:span></text:span><text:span text:style-name="T3">.</text:span></text:p>
      <text:p text:style-name="P2"><text:span text:style-name="T3">Once </text:span><text:span text:style-name="Strong_20_Emphasis"><text:span text:style-name="T2">SETTLED</text:span></text:span><text:span text:style-name="T3">, you can use a special block - </text:span><text:span text:style-name="Source_20_Text"><text:span text:style-name="Strong_20_Emphasis"><text:span text:style-name="T5">finally()</text:span></text:span></text:span><text:span text:style-name="T3"> - to do final cleanup work. </text:span><text:span text:style-name="Source_20_Text"><text:span text:style-name="T4">finally()</text:span></text:span><text:span text:style-name="T3"> is reached no matter if you resolved or rejected before.</text:span></text:p>
      <text:p text:style-name="P1">Here's an example:</text:p>
      <text:p text:style-name="P5"><text:span text:style-name="T1">somePromiseCreatingCode() <text:s text:c="3"/>.</text:span><text:span text:style-name="T6">then</text:span><text:span text:style-name="T1">(firstResult =&gt; { <text:s text:c="7"/></text:span><text:span text:style-name="T6">return</text:span><text:span text:style-name="T1"> </text:span><text:span text:style-name="T7">'done with first promise'</text:span><text:span text:style-name="T1">; <text:s text:c="3"/>}) <text:s text:c="3"/>.</text:span><text:span text:style-name="T6">catch</text:span><text:span text:style-name="T1">(err =&gt; { <text:s text:c="7"/></text:span><text:span text:style-name="T8">// would handle any errors thrown before</text:span><text:span text:style-name="T1"> <text:s text:c="7"/></text:span><text:span text:style-name="T8">// implicitly returns a new promise - just like then()</text:span><text:span text:style-name="T1"> <text:s text:c="3"/>}) <text:s text:c="3"/>.</text:span><text:span text:style-name="T6">finally</text:span><text:span text:style-name="T1">(() =&gt; { <text:s text:c="7"/></text:span><text:span text:style-name="T8">// the promise is settled now - finally() will NOT return a new promise!</text:span><text:span text:style-name="T1"> <text:s text:c="7"/></text:span><text:span text:style-name="T8">// you can do final cleanup work here</text:span><text:span text:style-name="T1"> <text:s text:c="3"/>});</text:span></text:p>
      <text:p text:style-name="P2"><text:span text:style-name="Strong_20_Emphasis"><text:span text:style-name="T2">You don't have to add a </text:span></text:span><text:span text:style-name="Source_20_Text"><text:span text:style-name="Strong_20_Emphasis"><text:span text:style-name="T5">finally()</text:span></text:span></text:span><text:span text:style-name="Strong_20_Emphasis"><text:span text:style-name="T3"> </text:span></text:span><text:span text:style-name="Strong_20_Emphasis"><text:span text:style-name="T2">block (indeed we haven't in the lectures)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Consolas, source-code-pro, monospace, 'courier new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22:11:26.802063144</meta:creation-date>
    <dc:date>2020-10-19T22:11:47.240954391</dc:date>
    <meta:editing-duration>PT20S</meta:editing-duration>
    <meta:editing-cycles>1</meta:editing-cycles>
    <meta:document-statistic meta:table-count="0" meta:image-count="0" meta:object-count="0" meta:page-count="1" meta:paragraph-count="10" meta:word-count="204" meta:character-count="1224" meta:non-whitespace-character-count="979"/>
    <meta:generator>LibreOffice/6.0.7.3$Linux_X86_64 LibreOffice_project/00m0$Build-3</meta:generator>
  </office:meta>
</office:document-meta>
</file>